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T1" style:family="text">
      <style:text-properties officeooo:rsid="0019f61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Crypto et Finance en 2025 : Comment Devenir Riche avec les Nouvelles Tendances ?</text:span></text:h>
      <text:h text:style-name="Heading_20_2" text:outline-level="2">Introduction</text:h>
      <text:p text:style-name="Text_20_body">L'année 2025 marque une nouvelle ère pour la finance et les cryptomonnaies. Avec l'émergence de nouvelles technologies, la montée en puissance du Web3 et l'évolution de la DeFi (finance décentralisée), les opportunités pour générer de la richesse n'ont jamais été aussi grandes. Mais comment s'y retrouver dans ce monde en perpétuelle évolution ? Cet e-book vous guidera à travers les tendances clés de 2025 et vous fournira des stratégies concrètes pour maximiser vos gains.</text:p>
      <text:h text:style-name="Heading_20_2" text:outline-level="2">Chapitre 1 : Les Cryptomonnaies en 2025</text:h>
      <text:h text:style-name="Heading_20_3" text:outline-level="3">L'évolution du marché crypto</text:h>
      <text:p text:style-name="Text_20_body">Le marché des cryptomonnaies a connu une croissance exponentielle depuis sa création, mais 2025 marque un tournant majeur. De nombreuses innovations ont permis d'améliorer la scalabilité, la sécurité et l'efficacité des transactions.</text:p>
      <text:h text:style-name="Heading_20_4" text:outline-level="4">Les grandes tendances à surveiller</text:h>
      <text:list xml:id="list1796067633" text:style-name="L19">
        <text:list-item>
          <text:p text:style-name="P19"><text:span text:style-name="Strong_20_Emphasis">Bitcoin et Ethereum</text:span> : Toujours leaders, mais avec des mises à jour qui augmentent leur scalabilité et sécurité.</text:p>
        </text:list-item>
        <text:list-item>
          <text:p text:style-name="P19"><text:span text:style-name="Strong_20_Emphasis">Les nouvelles cryptos émergentes</text:span> : Projets innovants qui résolvent les limitations des blockchains actuelles.</text:p>
        </text:list-item>
        <text:list-item>
          <text:p text:style-name="P19"><text:span text:style-name="Strong_20_Emphasis">Les stablecoins et CBDC</text:span> : Les monnaies numériques des banques centrales prennent de plus en plus d'ampleur.</text:p>
        </text:list-item>
      </text:list>
      <text:h text:style-name="Heading_20_3" text:outline-level="3">Stratégies d’investissement en crypto</text:h>
      <text:list xml:id="list2419041604" text:style-name="L20">
        <text:list-item>
          <text:p text:style-name="P20"><text:span text:style-name="Strong_20_Emphasis">Le staking et le yield farming</text:span> : Gagnez des intérêts sur vos cryptos en les immobilisant.</text:p>
        </text:list-item>
        <text:list-item>
          <text:p text:style-name="P20"><text:span text:style-name="Strong_20_Emphasis">Le trading algorithmique</text:span> : Utilisation de bots et d’IA pour maximiser les profits.</text:p>
        </text:list-item>
        <text:list-item>
          <text:p text:style-name="P20"><text:span text:style-name="Strong_20_Emphasis">L’investissement à long terme (HODL)</text:span> : Miser sur des cryptos solides pour des gains durables.</text:p>
        </text:list-item>
      </text:list>
      <text:h text:style-name="Heading_20_2" text:outline-level="2"><text:soft-page-break/></text:h>
      <text:h text:style-name="Heading_20_2" text:outline-level="2"/>
      <text:h text:style-name="Heading_20_2" text:outline-level="2"/>
      <text:h text:style-name="Heading_20_2" text:outline-level="2">Chapitre 2 : Le Web3 et la Révolution Financière</text:h>
      <text:p text:style-name="Text_20_body">Le Web3, basé sur la blockchain et la décentralisation, est en train de transformer la finance et l'économie. Les applications les plus lucratives en 2025 sont :</text:p>
      <text:list xml:id="list1622484863" text:style-name="L21">
        <text:list-item>
          <text:p text:style-name="P21"><text:span text:style-name="Strong_20_Emphasis">Les jeux play-to-earn (P2E)</text:span> : Jouez et gagnez des cryptos en participant à des univers virtuels.</text:p>
        </text:list-item>
        <text:list-item>
          <text:p text:style-name="P21"><text:span text:style-name="Strong_20_Emphasis">Les NFT 2.0</text:span> : Plus qu’un simple art numérique, ils sont maintenant utilisés dans l'immobilier, la musique et les droits d’auteur.</text:p>
        </text:list-item>
        <text:list-item>
          <text:p text:style-name="P21"><text:span text:style-name="Strong_20_Emphasis">Les DAOs (Organisations Autonomes Décentralisées)</text:span> : Investissez collectivement dans des projets grâce aux DAO.</text:p>
        </text:list-item>
      </text:list>
      <text:h text:style-name="Heading_20_3" text:outline-level="3">Comment en tirer profit ?</text:h>
      <text:list xml:id="list3101868156" text:style-name="L22">
        <text:list-item>
          <text:p text:style-name="P22"><text:span text:style-name="Strong_20_Emphasis">Investir tôt dans des projets Web3 prometteurs</text:span>.</text:p>
        </text:list-item>
        <text:list-item>
          <text:p text:style-name="P22"><text:span text:style-name="Strong_20_Emphasis">Créer ou acheter des NFT à fort potentiel</text:span>.</text:p>
        </text:list-item>
        <text:list-item>
          <text:p text:style-name="P22"><text:span text:style-name="Strong_20_Emphasis">Participer à des DAOs pour diversifier ses revenus</text:span>.</text:p>
        </text:list-item>
      </text:list>
      <text:h text:style-name="Heading_20_2" text:outline-level="2">Chapitre 3 : La Finance Décentralisée (DeFi)</text:h>
      <text:h text:style-name="Heading_20_3" text:outline-level="3">Qu'est-ce que la DeFi ?</text:h>
      <text:p text:style-name="Text_20_body">La DeFi est l’un des secteurs les plus rentables en 2025. Elle permet d’accéder à des services financiers sans intermédiaires grâce à la blockchain.</text:p>
      <text:h text:style-name="Heading_20_3" text:outline-level="3">Meilleures opportunités DeFi</text:h>
      <text:list xml:id="list1106462431" text:style-name="L23">
        <text:list-item>
          <text:p text:style-name="P23"><text:span text:style-name="Strong_20_Emphasis">Les plateformes de prêt et d’emprunt</text:span> : Prêtez vos cryptos et gagnez des intérêts.</text:p>
        </text:list-item>
        <text:list-item>
          <text:p text:style-name="P23"><text:span text:style-name="Strong_20_Emphasis">Les pools de liquidité</text:span> : Fournissez des fonds aux échanges décentralisés pour toucher une part des frais de transaction.</text:p>
        </text:list-item>
        <text:list-item>
          <text:p text:style-name="P23"><text:span text:style-name="Strong_20_Emphasis">Les nouvelles stratégies de yield farming</text:span> : Optimisez vos placements pour générer un rendement maximal.</text:p>
        </text:list-item>
      </text:list>
      <text:h text:style-name="Heading_20_2" text:outline-level="2"><text:soft-page-break/></text:h>
      <text:h text:style-name="Heading_20_2" text:outline-level="2"/>
      <text:h text:style-name="Heading_20_2" text:outline-level="2">Chapitre 4 : Sécurité et Arnaques</text:h>
      <text:p text:style-name="Text_20_body">Avec les opportunités viennent aussi les risques. Il est essentiel de sécuriser vos investissements.</text:p>
      <text:h text:style-name="Heading_20_3" text:outline-level="3">Comment éviter les arnaques ?</text:h>
      <text:list xml:id="list500669996" text:style-name="L24">
        <text:list-item>
          <text:p text:style-name="P24"><text:span text:style-name="Strong_20_Emphasis">Ne jamais partager ses clés privées</text:span>.</text:p>
        </text:list-item>
        <text:list-item>
          <text:p text:style-name="P24"><text:span text:style-name="Strong_20_Emphasis">Vérifier les projets avant d’investir</text:span> : Se méfier des promesses trop belles pour être vraies.</text:p>
        </text:list-item>
        <text:list-item>
          <text:p text:style-name="P24"><text:span text:style-name="Strong_20_Emphasis">Utiliser des hardware wallets pour stocker ses cryptos en toute sécurité</text:span>.</text:p>
        </text:list-item>
      </text:list>
      <text:h text:style-name="Heading_20_2" text:outline-level="2">Chapitre 5 : Les Nouveaux Modèles de Revenus en 2025</text:h>
      <text:list xml:id="list3411761200" text:style-name="L25">
        <text:list-item>
          <text:p text:style-name="P25"><text:span text:style-name="Strong_20_Emphasis">Les métavers et l'économie virtuelle</text:span></text:p>
        </text:list-item>
        <text:list-item>
          <text:p text:style-name="P25"><text:span text:style-name="Strong_20_Emphasis">Les plateformes de freelancing payées en crypto</text:span></text:p>
        </text:list-item>
        <text:list-item>
          <text:p text:style-name="P25"><text:span text:style-name="Strong_20_Emphasis">L'essor des abonnements et paiements Web3</text:span></text:p>
        </text:list-item>
      </text:list>
      <text:h text:style-name="Heading_20_2" text:outline-level="2">Chapitre 6 : Investir dans l'Immobilier Tokenisé</text:h>
      <text:list xml:id="list1245178012" text:style-name="L26">
        <text:list-item>
          <text:p text:style-name="P26"><text:span text:style-name="Strong_20_Emphasis">Qu'est-ce que l'immobilier sur blockchain ?</text:span></text:p>
        </text:list-item>
        <text:list-item>
          <text:p text:style-name="P26"><text:span text:style-name="Strong_20_Emphasis">Comment acheter des fractions de biens immobiliers ?</text:span></text:p>
        </text:list-item>
        <text:list-item>
          <text:p text:style-name="P26"><text:span text:style-name="Strong_20_Emphasis">Les avantages et les risques</text:span></text:p>
        </text:list-item>
      </text:list>
      <text:h text:style-name="Heading_20_2" text:outline-level="2">Chapitre 7 : Les Régulations et Leur Impact</text:h>
      <text:list xml:id="list2365730365" text:style-name="L27">
        <text:list-item>
          <text:p text:style-name="P27"><text:span text:style-name="Strong_20_Emphasis">Les nouvelles lois sur la crypto en 2025</text:span></text:p>
        </text:list-item>
        <text:list-item>
          <text:p text:style-name="P27"><text:span text:style-name="Strong_20_Emphasis">Comment rester en conformité avec la législation</text:span></text:p>
        </text:list-item>
        <text:list-item>
          <text:p text:style-name="P27"><text:span text:style-name="Strong_20_Emphasis">Les conséquences fiscales des investissements crypto</text:span></text:p>
        </text:list-item>
      </text:list>
      <text:h text:style-name="Heading_20_2" text:outline-level="2">Chapitre 8 : Les Opportunités Insoupçonnées de la Crypto</text:h>
      <text:list xml:id="list3265110011" text:style-name="L28">
        <text:list-item>
          <text:p text:style-name="P28"><text:span text:style-name="Strong_20_Emphasis">Les monnaies numériques de banques centrales (CBDC)</text:span></text:p>
        </text:list-item>
        <text:list-item>
          <text:p text:style-name="P28"><text:span text:style-name="Strong_20_Emphasis">Les prêts crypto entre particuliers</text:span></text:p>
        </text:list-item>
        <text:list-item>
          <text:p text:style-name="P28"><text:span text:style-name="Strong_20_Emphasis">Les nouveaux outils d’investissement automatisé</text:span></text:p>
        </text:list-item>
      </text:list>
      <text:h text:style-name="Heading_20_2" text:outline-level="2"><text:soft-page-break/></text:h>
      <text:h text:style-name="Heading_20_2" text:outline-level="2">Chapitre 9 : Études de Cas et Success Stories</text:h>
      <text:list xml:id="list3672688430" text:style-name="L29">
        <text:list-item>
          <text:p text:style-name="P29"><text:span text:style-name="Strong_20_Emphasis">Des investisseurs ayant gagné des millions en 2025</text:span></text:p>
        </text:list-item>
        <text:list-item>
          <text:p text:style-name="P29"><text:span text:style-name="Strong_20_Emphasis">Exemples d’entrepreneurs qui ont utilisé la blockchain pour réussir</text:span></text:p>
        </text:list-item>
        <text:list-item>
          <text:p text:style-name="P29"><text:span text:style-name="Strong_20_Emphasis">Leçons tirées de leurs expériences</text:span></text:p>
        </text:list-item>
      </text:list>
      <text:h text:style-name="Heading_20_2" text:outline-level="2">Chapitre 10 : L'Avenir de la Finance Décentralisée</text:h>
      <text:list xml:id="list1245606182" text:style-name="L30">
        <text:list-item>
          <text:p text:style-name="P30"><text:span text:style-name="Strong_20_Emphasis">Les prédictions sur les 5 prochaines années</text:span></text:p>
        </text:list-item>
        <text:list-item>
          <text:p text:style-name="P30"><text:span text:style-name="Strong_20_Emphasis">Les nouvelles technologies à surveiller</text:span></text:p>
        </text:list-item>
        <text:list-item>
          <text:p text:style-name="P30"><text:span text:style-name="Strong_20_Emphasis">Comment préparer son avenir financier dès aujourd’hui</text:span></text:p>
        </text:list-item>
      </text:list>
      <text:h text:style-name="Heading_20_2" text:outline-level="2">Chapitre 11 : L’Intelligence Artificielle et la Crypto</text:h>
      <text:list xml:id="list2540429223" text:style-name="L31">
        <text:list-item>
          <text:p text:style-name="P31"><text:span text:style-name="Strong_20_Emphasis">Comment l’IA améliore le trading crypto ?</text:span></text:p>
        </text:list-item>
        <text:list-item>
          <text:p text:style-name="P31"><text:span text:style-name="Strong_20_Emphasis">Les bots de trading intelligents</text:span></text:p>
        </text:list-item>
        <text:list-item>
          <text:p text:style-name="P31"><text:span text:style-name="Strong_20_Emphasis">Les risques et limites de l’automatisation</text:span></text:p>
        </text:list-item>
      </text:list>
      <text:h text:style-name="Heading_20_2" text:outline-level="2">Chapitre 12 : Les Crypto-Monnaies Écologiques</text:h>
      <text:list xml:id="list4117684540" text:style-name="L32">
        <text:list-item>
          <text:p text:style-name="P32"><text:span text:style-name="Strong_20_Emphasis">Le problème énergétique de Bitcoin</text:span></text:p>
        </text:list-item>
        <text:list-item>
          <text:p text:style-name="P32"><text:span text:style-name="Strong_20_Emphasis">Les alternatives écologiques (Proof-of-Stake, blockchains éco-friendly)</text:span></text:p>
        </text:list-item>
        <text:list-item>
          <text:p text:style-name="P32"><text:span text:style-name="Strong_20_Emphasis">L'impact environnemental et les régulations</text:span></text:p>
        </text:list-item>
      </text:list>
      <text:h text:style-name="Heading_20_2" text:outline-level="2">Chapitre 13 : Créer son Propre Projet Crypto</text:h>
      <text:list xml:id="list1482882716" text:style-name="L33">
        <text:list-item>
          <text:p text:style-name="P33"><text:span text:style-name="Strong_20_Emphasis">Développer sa blockchain</text:span></text:p>
        </text:list-item>
        <text:list-item>
          <text:p text:style-name="P33"><text:span text:style-name="Strong_20_Emphasis">Lancer un token (ICO, IDO, STO)</text:span></text:p>
        </text:list-item>
        <text:list-item>
          <text:p text:style-name="P33"><text:span text:style-name="Strong_20_Emphasis">Stratégies marketing pour attirer des investisseurs</text:span></text:p>
        </text:list-item>
      </text:list>
      <text:h text:style-name="Heading_20_2" text:outline-level="2">Chapitre 14 : Les Meilleures Plateformes pour Investir</text:h>
      <text:list xml:id="list2681472829" text:style-name="L34">
        <text:list-item>
          <text:p text:style-name="P34"><text:span text:style-name="Strong_20_Emphasis">Comparaison des exchanges centralisés (Binance, Coinbase, Kraken)</text:span></text:p>
        </text:list-item>
        <text:list-item>
          <text:p text:style-name="P34"><text:span text:style-name="Strong_20_Emphasis">Les exchanges décentralisés (Uniswap, PancakeSwap)</text:span></text:p>
        </text:list-item>
        <text:list-item>
          <text:p text:style-name="P34"><text:span text:style-name="Strong_20_Emphasis">Les plateformes de staking et lending</text:span></text:p>
        </text:list-item>
      </text:list>
      <text:h text:style-name="Heading_20_2" text:outline-level="2"><text:soft-page-break/></text:h>
      <text:h text:style-name="Heading_20_2" text:outline-level="2">Chapitre 15 : Plan d’Action pour 2025</text:h>
      <text:list xml:id="list3794347095" text:style-name="L35">
        <text:list-item>
          <text:p text:style-name="P35"><text:span text:style-name="Strong_20_Emphasis">Comment structurer son portefeuille crypto ?</text:span></text:p>
        </text:list-item>
        <text:list-item>
          <text:p text:style-name="P35"><text:span text:style-name="Strong_20_Emphasis">Les erreurs à éviter</text:span></text:p>
        </text:list-item>
        <text:list-item>
          <text:p text:style-name="P35"><text:span text:style-name="Strong_20_Emphasis">Les meilleures stratégies selon son profil d’investisseur</text:span></text:p>
        </text:list-item>
      </text:list>
      <text:h text:style-name="Heading_20_2" text:outline-level="2">Conclusion : Comment Construire un Empire Financier en 2025</text:h>
      <text:p text:style-name="Text_20_body">Le monde de la crypto et de la finance évolue rapidement, mais avec une bonne stratégie, il est possible de générer des profits importants. L’important est de se former, de diversifier ses investissements et de rester informé des nouvelles tendances.</text:p>
      <text:p text:style-name="Text_20_body"><text:span text:style-name="Strong_20_Emphasis">Êtes-vous prêt à saisir les opportunités financières de 2025 ?</text:span></text:p>
      <text:p text:style-name="Text_20_body"><text:span text:style-name="Strong_20_Emphas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2-09T18:49:00.656000000</meta:creation-date>
    <dc:date>2025-02-09T18:59:08.672000000</dc:date>
    <meta:editing-duration>PT10M8S</meta:editing-duration>
    <meta:editing-cycles>1</meta:editing-cycles>
    <meta:document-statistic meta:table-count="0" meta:image-count="0" meta:object-count="0" meta:page-count="5" meta:paragraph-count="83" meta:word-count="891" meta:character-count="5547" meta:non-whitespace-character-count="4790"/>
    <meta:generator>Trio_Office/6.2.8.2$Windows_x86 LibreOffice_project/</meta:generator>
  </office:meta>
</office:document-meta>
</file>